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68d" officeooo:paragraph-rsid="0017068d"/>
    </style:style>
    <style:style style:name="P2" style:family="paragraph" style:parent-style-name="Standard">
      <style:text-properties fo:font-variant="normal" fo:text-transform="none" fo:color="#424242" style:font-name="Helvetica Neue" fo:font-size="12pt" fo:letter-spacing="normal" fo:font-style="normal" fo:font-weight="normal" officeooo:rsid="02bd98af" officeooo:paragraph-rsid="02bd98af" style:font-size-asian="12pt" style:font-weight-asian="normal" style:font-size-complex="12pt" style:font-weight-complex="normal"/>
    </style:style>
    <style:style style:name="P3" style:family="paragraph" style:parent-style-name="Standard">
      <style:text-properties fo:font-variant="normal" fo:text-transform="none" fo:color="#000000" style:font-name="Liberation Serif" fo:font-size="12pt" fo:font-style="normal" fo:font-weight="bold" officeooo:rsid="02bd98af" officeooo:paragraph-rsid="02c7c570" style:font-size-asian="12pt" style:font-weight-asian="bold" style:font-size-complex="12pt" style:font-weight-complex="bold"/>
    </style:style>
    <style:style style:name="P4" style:family="paragraph" style:parent-style-name="Standard">
      <style:text-properties fo:font-variant="normal" fo:text-transform="none" fo:color="#000000" style:font-name="Liberation Serif" fo:font-size="12pt" fo:font-style="normal" fo:font-weight="bold" officeooo:rsid="02bd98af" officeooo:paragraph-rsid="032033ae" style:font-size-asian="12pt" style:font-weight-asian="bold" style:font-size-complex="12pt" style:font-weight-complex="bold"/>
    </style:style>
    <style:style style:name="P5" style:family="paragraph" style:parent-style-name="Standard">
      <style:text-properties fo:font-variant="normal" fo:text-transform="none" fo:color="#000000" style:font-name="Liberation Serif" fo:font-size="12pt" fo:font-style="normal" fo:font-weight="normal" officeooo:rsid="02bd98af" officeooo:paragraph-rsid="02bd98af" style:font-size-asian="12pt" style:font-weight-asian="normal" style:font-size-complex="12pt" style:font-weight-complex="normal"/>
    </style:style>
    <style:style style:name="P6" style:family="paragraph" style:parent-style-name="Standard">
      <style:text-properties fo:font-variant="normal" fo:text-transform="none" fo:color="#000000" style:font-name="Liberation Serif" fo:font-size="12pt" fo:font-style="normal" fo:font-weight="normal" officeooo:rsid="02bd98af" officeooo:paragraph-rsid="032e096e" style:font-size-asian="12pt" style:font-weight-asian="normal" style:font-size-complex="12pt" style:font-weight-complex="normal"/>
    </style:style>
    <style:style style:name="P7" style:family="paragraph" style:parent-style-name="Standard">
      <style:text-properties fo:font-variant="normal" fo:text-transform="none" fo:color="#000000" style:font-name="Liberation Serif" fo:font-size="12pt" fo:font-style="normal" fo:font-weight="normal" officeooo:rsid="0336369d" officeooo:paragraph-rsid="0336369d"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font-style="normal" fo:font-weight="normal" officeooo:rsid="03321ac5" officeooo:paragraph-rsid="02bd98af"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font-style="normal" fo:font-weight="normal" officeooo:rsid="03d54747" officeooo:paragraph-rsid="03e75c16"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pt" fo:font-style="normal" fo:font-weight="normal" officeooo:rsid="03d54747" officeooo:paragraph-rsid="02bd98af" style:font-size-asian="12pt" style:font-weight-asian="normal" style:font-size-complex="12pt" style:font-weight-complex="normal"/>
    </style:style>
    <style:style style:name="P11" style:family="paragraph" style:parent-style-name="Standard">
      <style:text-properties style:font-name="Liberation Serif" fo:font-size="12pt" officeooo:rsid="000f51f5" officeooo:paragraph-rsid="000f51f5" style:font-size-asian="12pt" style:font-size-complex="12pt"/>
    </style:style>
    <style:style style:name="P12" style:family="paragraph" style:parent-style-name="Standard">
      <style:text-properties style:font-name="Liberation Serif" fo:font-size="12pt" officeooo:rsid="000fa800" officeooo:paragraph-rsid="000fa800" style:font-size-asian="12pt" style:font-size-complex="12pt"/>
    </style:style>
    <style:style style:name="P13" style:family="paragraph" style:parent-style-name="Standard">
      <style:text-properties style:font-name="Liberation Serif" fo:font-size="12pt" officeooo:rsid="02b0922e" officeooo:paragraph-rsid="02b0922e" style:font-size-asian="12pt" style:font-size-complex="12pt"/>
    </style:style>
    <style:style style:name="P14" style:family="paragraph" style:parent-style-name="Standard">
      <style:text-properties style:font-name="Liberation Serif" fo:font-size="12pt" officeooo:rsid="02b0922e" officeooo:paragraph-rsid="02bcf6b4" style:font-size-asian="12pt" style:font-size-complex="12pt"/>
    </style:style>
    <style:style style:name="P15" style:family="paragraph" style:parent-style-name="Standard">
      <style:text-properties style:font-name="Liberation Serif" fo:font-size="12pt" officeooo:rsid="02bcf6b4" officeooo:paragraph-rsid="03444a11" style:font-size-asian="12pt" style:font-size-complex="12pt"/>
    </style:style>
    <style:style style:name="P16" style:family="paragraph" style:parent-style-name="Standard">
      <style:text-properties style:font-name="Liberation Serif" fo:font-size="12pt" officeooo:rsid="0017068d" officeooo:paragraph-rsid="0017068d" style:font-size-asian="12pt" style:font-size-complex="12pt"/>
    </style:style>
    <style:style style:name="P17" style:family="paragraph" style:parent-style-name="Standard">
      <style:text-properties style:font-name="Liberation Serif" fo:font-size="12pt" officeooo:paragraph-rsid="02e7f257" style:font-size-asian="12pt" style:font-size-complex="12pt"/>
    </style:style>
    <style:style style:name="P18" style:family="paragraph" style:parent-style-name="Standard">
      <style:text-properties style:font-name="Liberation Serif" fo:font-size="12pt" officeooo:rsid="004eb8c7" officeooo:paragraph-rsid="02e7f257" style:font-size-asian="12pt" style:font-size-complex="12pt"/>
    </style:style>
    <style:style style:name="P19" style:family="paragraph" style:parent-style-name="Standard">
      <style:text-properties style:font-name="Liberation Serif" fo:font-size="12pt" officeooo:rsid="01491b96" officeooo:paragraph-rsid="02d1662e" style:font-size-asian="12pt" style:font-size-complex="12pt"/>
    </style:style>
    <style:style style:name="P20" style:family="paragraph" style:parent-style-name="Standard">
      <style:text-properties style:font-name="Liberation Serif" fo:font-size="12pt" officeooo:rsid="011b07c9" officeooo:paragraph-rsid="0017068d" style:font-size-asian="12pt" style:font-size-complex="12pt"/>
    </style:style>
    <style:style style:name="P21" style:family="paragraph" style:parent-style-name="Standard">
      <style:text-properties style:font-name="Liberation Serif" fo:font-size="12pt" officeooo:rsid="03d03461" officeooo:paragraph-rsid="03d03461" style:font-size-asian="12pt" style:font-size-complex="12pt"/>
    </style:style>
    <style:style style:name="P22" style:family="paragraph" style:parent-style-name="Standard">
      <style:text-properties style:font-name="Liberation Serif" fo:font-size="12pt" fo:font-weight="bold" officeooo:rsid="003f30c7" officeooo:paragraph-rsid="00b7b781" style:font-size-asian="12pt" style:font-weight-asian="bold" style:font-size-complex="12pt" style:font-weight-complex="bold"/>
    </style:style>
    <style:style style:name="P23" style:family="paragraph" style:parent-style-name="Standard">
      <style:text-properties style:font-name="Liberation Serif" fo:font-size="12pt" fo:font-weight="bold" officeooo:rsid="00b126f4" officeooo:paragraph-rsid="010710a1" style:font-size-asian="12pt" style:font-weight-asian="bold" style:font-size-complex="12pt" style:font-weight-complex="bold"/>
    </style:style>
    <style:style style:name="P24" style:family="paragraph" style:parent-style-name="Standard">
      <style:text-properties style:font-name="Liberation Serif" fo:font-size="12pt" fo:font-weight="bold" officeooo:rsid="00494b13" officeooo:paragraph-rsid="02e7f257" style:font-size-asian="12pt" style:font-weight-asian="bold" style:font-size-complex="12pt" style:font-weight-complex="bold"/>
    </style:style>
    <style:style style:name="P25" style:family="paragraph" style:parent-style-name="Standard">
      <style:text-properties style:font-name="Liberation Serif" fo:font-size="12pt" fo:font-weight="bold" officeooo:rsid="015ba918" officeooo:paragraph-rsid="02d1662e" style:font-size-asian="12pt" style:font-weight-asian="bold" style:font-size-complex="12pt" style:font-weight-complex="bold"/>
    </style:style>
    <style:style style:name="P26" style:family="paragraph" style:parent-style-name="Standard">
      <style:text-properties style:font-name="Liberation Serif" fo:font-size="12pt" fo:font-weight="bold" officeooo:rsid="015c9459" officeooo:paragraph-rsid="02d1662e" style:font-size-asian="12pt" style:font-weight-asian="bold" style:font-size-complex="12pt" style:font-weight-complex="bold"/>
    </style:style>
    <style:style style:name="P27" style:family="paragraph" style:parent-style-name="Standard">
      <style:text-properties style:font-name="Liberation Serif" fo:font-size="12pt" fo:font-weight="bold" officeooo:rsid="0188613c" officeooo:paragraph-rsid="02d1662e" style:font-size-asian="12pt" style:font-weight-asian="bold" style:font-size-complex="12pt" style:font-weight-complex="bold"/>
    </style:style>
    <style:style style:name="P28" style:family="paragraph" style:parent-style-name="Standard">
      <style:text-properties style:font-name="Liberation Serif" fo:font-size="12pt" fo:font-weight="normal" officeooo:rsid="00ee1407" officeooo:paragraph-rsid="034718b5" style:font-size-asian="12pt" style:font-weight-asian="normal" style:font-size-complex="12pt" style:font-weight-complex="normal"/>
    </style:style>
    <style:style style:name="P29" style:family="paragraph" style:parent-style-name="Standard">
      <style:text-properties style:font-name="Liberation Serif" fo:font-size="26pt" fo:font-weight="bold" officeooo:rsid="000fa800" officeooo:paragraph-rsid="000fa800" style:font-size-asian="26pt" style:font-weight-asian="bold" style:font-size-complex="26pt" style:font-weight-complex="bold"/>
    </style:style>
    <style:style style:name="P30" style:family="paragraph" style:parent-style-name="Standard">
      <style:text-properties officeooo:paragraph-rsid="0017068d"/>
    </style:style>
    <style:style style:name="P31" style:family="paragraph" style:parent-style-name="Standard">
      <style:paragraph-properties fo:margin-top="0cm" fo:margin-bottom="0cm" loext:contextual-spacing="false"/>
      <style:text-properties fo:font-variant="normal" fo:text-transform="none" fo:color="#424242" style:font-name="Helvetica Neue" fo:font-size="12pt" fo:letter-spacing="normal" fo:font-style="normal" fo:font-weight="normal" officeooo:rsid="031bf7ed" officeooo:paragraph-rsid="0319124c" style:font-size-asian="12pt" style:font-weight-asian="normal" style:font-size-complex="12pt" style:font-weight-complex="normal"/>
    </style:style>
    <style:style style:name="P32"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bold" officeooo:rsid="03111179" officeooo:paragraph-rsid="03fdb671" style:font-size-asian="12pt" style:font-weight-asian="bold" style:font-size-complex="12pt" style:font-weight-complex="bold"/>
    </style:style>
    <style:style style:name="P33"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normal" officeooo:rsid="02c71510" officeooo:paragraph-rsid="030f2e2e" style:font-size-asian="12pt" style:font-style-asian="normal" style:font-weight-asian="normal" style:font-size-complex="12pt" style:font-style-complex="normal" style:font-weight-complex="normal"/>
    </style:style>
    <style:style style:name="P34" style:family="paragraph" style:parent-style-name="Standard">
      <style:paragraph-properties fo:margin-top="0cm" fo:margin-bottom="0cm" loext:contextual-spacing="false"/>
      <style:text-properties fo:font-variant="normal" fo:text-transform="none" fo:color="#000000" style:font-name="Liberation Serif" fo:font-size="26pt" fo:font-style="normal" fo:font-weight="bold" officeooo:rsid="000fa800" officeooo:paragraph-rsid="031d6d33" style:font-size-asian="26pt" style:font-weight-asian="bold" style:font-size-complex="26pt" style:font-weight-complex="bold"/>
    </style:style>
    <style:style style:name="P35"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36" style:family="paragraph" style:parent-style-name="Standard">
      <style:paragraph-properties fo:margin-top="0cm" fo:margin-bottom="0cm" loext:contextual-spacing="false"/>
      <style:text-properties fo:font-variant="normal" fo:text-transform="none" fo:color="#115737" style:font-name="Liberation Serif" fo:font-style="normal" fo:font-weight="bold" officeooo:rsid="0012e1a5" officeooo:paragraph-rsid="03fdb671" style:font-weight-asian="bold" style:font-weight-complex="bold"/>
    </style:style>
    <style:style style:name="P37"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523a67" style:font-size-asian="12pt" style:font-weight-asian="normal" style:font-size-complex="12pt" style:font-weight-complex="normal" loext:padding="0cm" loext:border="none"/>
    </style:style>
    <style:style style:name="P38"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523a67" style:font-size-asian="12pt" style:font-weight-asian="normal" style:font-size-complex="12pt" style:font-weight-complex="normal" loext:padding="0cm" loext:border="none"/>
    </style:style>
    <style:style style:name="P39" style:family="paragraph" style:parent-style-name="Standard">
      <style:paragraph-properties fo:margin-top="0cm" fo:margin-bottom="0cm" loext:contextual-spacing="false"/>
      <style:text-properties style:font-name="Liberation Serif" fo:font-size="12pt" fo:language="en" fo:country="GB" fo:font-weight="normal" officeooo:rsid="020a29b8" officeooo:paragraph-rsid="020a29b8" style:font-size-asian="12pt" style:font-weight-asian="normal" style:font-size-complex="12pt" style:font-weight-complex="normal" loext:padding="0cm" loext:border="none"/>
    </style:style>
    <style:style style:name="P40" style:family="paragraph" style:parent-style-name="Standard">
      <style:paragraph-properties fo:margin-top="0cm" fo:margin-bottom="0cm" loext:contextual-spacing="false"/>
      <style:text-properties style:font-name="Liberation Serif" fo:font-size="12pt" fo:font-weight="normal" officeooo:rsid="020a29b8" officeooo:paragraph-rsid="020a29b8" style:font-size-asian="12pt" style:font-weight-asian="normal" style:font-size-complex="12pt" style:font-weight-complex="normal"/>
    </style:style>
    <style:style style:name="P41" style:family="paragraph" style:parent-style-name="Standard">
      <style:paragraph-properties fo:margin-top="0cm" fo:margin-bottom="0cm" loext:contextual-spacing="false"/>
      <style:text-properties style:font-name="Liberation Serif" fo:font-size="12pt" fo:font-weight="normal" officeooo:rsid="0319124c" officeooo:paragraph-rsid="0319124c" style:font-size-asian="12pt" style:font-weight-asian="normal" style:font-size-complex="12pt" style:font-weight-complex="normal"/>
    </style:style>
    <style:style style:name="P42" style:family="paragraph" style:parent-style-name="Standard">
      <style:paragraph-properties fo:margin-top="0cm" fo:margin-bottom="0cm" loext:contextual-spacing="false"/>
      <style:text-properties style:font-name="Liberation Serif" fo:font-size="12pt" fo:font-weight="normal" officeooo:rsid="00781d64" officeooo:paragraph-rsid="02e7f257" style:font-size-asian="12pt" style:font-weight-asian="normal" style:font-size-complex="12pt" style:font-weight-complex="normal"/>
    </style:style>
    <style:style style:name="P43" style:family="paragraph" style:parent-style-name="Standard">
      <style:paragraph-properties fo:margin-top="0cm" fo:margin-bottom="0cm" loext:contextual-spacing="false"/>
      <style:text-properties style:font-name="Liberation Serif" fo:font-size="12pt" fo:font-weight="normal" officeooo:rsid="02c71510" officeooo:paragraph-rsid="02e1bb34" style:font-size-asian="12pt" style:font-weight-asian="normal" style:font-size-complex="12pt" style:font-weight-complex="normal"/>
    </style:style>
    <style:style style:name="P44" style:family="paragraph" style:parent-style-name="Standard">
      <style:paragraph-properties fo:margin-top="0cm" fo:margin-bottom="0cm" loext:contextual-spacing="false"/>
      <style:text-properties style:font-name="Liberation Serif" fo:font-size="12pt" fo:font-weight="bold" officeooo:rsid="02b7ed21" officeooo:paragraph-rsid="02e1bb34" style:font-size-asian="12pt" style:font-weight-asian="bold" style:font-size-complex="12pt" style:font-weight-complex="bold"/>
    </style:style>
    <style:style style:name="P45" style:family="paragraph" style:parent-style-name="Standard">
      <style:paragraph-properties fo:margin-top="0cm" fo:margin-bottom="0cm" loext:contextual-spacing="false"/>
      <style:text-properties style:font-name="Liberation Serif" fo:font-size="12pt" officeooo:paragraph-rsid="02e7f257" style:font-size-asian="12pt" style:font-size-complex="12pt"/>
    </style:style>
    <style:style style:name="P46" style:family="paragraph" style:parent-style-name="Standard">
      <style:paragraph-properties fo:margin-top="0cm" fo:margin-bottom="0cm" loext:contextual-spacing="false"/>
      <style:text-properties style:font-name="Liberation Serif" fo:font-size="26pt" fo:font-weight="bold" officeooo:rsid="000fa800" officeooo:paragraph-rsid="01275cc4" style:font-size-asian="26pt" style:font-weight-asian="bold" style:font-size-complex="26pt" style:font-weight-complex="bold"/>
    </style:style>
    <style:style style:name="P47" style:family="paragraph" style:parent-style-name="Standard">
      <style:paragraph-properties fo:margin-top="0cm" fo:margin-bottom="0cm" loext:contextual-spacing="false"/>
      <style:text-properties style:font-name="Liberation Serif" fo:font-size="26pt" fo:font-weight="bold" officeooo:rsid="000fa800" officeooo:paragraph-rsid="010ff60a" style:font-size-asian="26pt" style:font-weight-asian="bold" style:font-size-complex="26pt" style:font-weight-complex="bold"/>
    </style:style>
    <style:style style:name="P48" style:family="paragraph" style:parent-style-name="Standard">
      <style:paragraph-properties fo:margin-top="0cm" fo:margin-bottom="0cm" loext:contextual-spacing="false"/>
      <style:text-properties officeooo:paragraph-rsid="02d1662e"/>
    </style:style>
    <style:style style:name="P49" style:family="paragraph" style:parent-style-name="Text_20_body">
      <style:paragraph-properties fo:margin-top="0cm" fo:margin-bottom="0cm" loext:contextual-spacing="false"/>
      <style:text-properties fo:color="#000000" style:font-name="Liberation Serif" fo:font-size="12pt" fo:font-weight="normal" officeooo:rsid="02e04fa6" officeooo:paragraph-rsid="02f1699e" style:font-size-asian="12pt" style:font-weight-asian="normal" style:font-size-complex="12pt" style:font-weight-complex="normal"/>
    </style:style>
    <style:style style:name="P50" style:family="paragraph" style:parent-style-name="Text_20_body">
      <style:paragraph-properties fo:margin-top="0cm" fo:margin-bottom="0cm" loext:contextual-spacing="false"/>
      <style:text-properties style:font-name="Liberation Serif" fo:font-size="12pt" fo:language="en" fo:country="GB" fo:font-weight="normal" officeooo:rsid="03523a67" officeooo:paragraph-rsid="011e229e" style:font-size-asian="12pt" style:font-weight-asian="normal" style:font-size-complex="12pt" style:font-weight-complex="normal" loext:padding="0cm" loext:border="none"/>
    </style:style>
    <style:style style:name="P51" style:family="paragraph" style:parent-style-name="Text_20_body">
      <style:paragraph-properties fo:margin-top="0cm" fo:margin-bottom="0cm" loext:contextual-spacing="false"/>
      <style:text-properties officeooo:paragraph-rsid="02d7dc9a"/>
    </style:style>
    <style:style style:name="P52"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2f3f440" officeooo:paragraph-rsid="02f3f440" style:font-size-asian="12pt" style:font-weight-asian="normal" style:font-size-complex="12pt" style:font-weight-complex="normal"/>
    </style:style>
    <style:style style:name="P53" style:family="paragraph" style:parent-style-name="Text_20_body">
      <style:text-properties officeooo:rsid="000f51f5" officeooo:paragraph-rsid="000f51f5"/>
    </style:style>
    <style:style style:name="P54" style:family="paragraph" style:parent-style-name="Text_20_body">
      <style:text-properties style:font-name="Liberation Serif" fo:font-size="12pt" officeooo:rsid="0260e825" officeooo:paragraph-rsid="026b03cb" style:font-size-asian="12pt" style:font-size-complex="12pt"/>
    </style:style>
    <style:style style:name="P55" style:family="paragraph" style:parent-style-name="Text_20_body">
      <style:text-properties style:font-name="Liberation Serif" fo:font-size="12pt" fo:language="en" fo:country="GB" officeooo:rsid="0260e825" officeooo:paragraph-rsid="026b03cb" style:font-size-asian="12pt" style:font-size-complex="12pt" loext:padding="0cm" loext:border="none"/>
    </style:style>
    <style:style style:name="P56" style:family="paragraph" style:parent-style-name="Text_20_body">
      <style:text-properties style:font-name="Liberation Serif" fo:font-size="12pt" fo:language="en" fo:country="GB" officeooo:paragraph-rsid="01bb36e2" style:font-size-asian="12pt" style:font-size-complex="12pt" loext:padding="0cm" loext:border="none"/>
    </style:style>
    <style:style style:name="P57" style:family="paragraph" style:parent-style-name="Text_20_body">
      <style:text-properties style:font-name="Liberation Serif" fo:font-size="12pt" fo:font-weight="bold" officeooo:rsid="0095bbed" officeooo:paragraph-rsid="011e229e" style:font-size-asian="12pt" style:font-weight-asian="bold" style:font-size-complex="12pt" style:font-weight-complex="bold"/>
    </style:style>
    <style:style style:name="P58"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style:font-size-asian="12pt" style:font-size-complex="12pt" loext:padding="0cm" loext:border="none"/>
    </style:style>
    <style:style style:name="P59" style:family="paragraph" style:parent-style-name="Heading_20_3">
      <style:text-properties fo:font-variant="normal" fo:text-transform="none" fo:color="#115737" style:font-name="Liberation Serif" fo:font-size="12pt" fo:font-style="normal" fo:font-weight="bold" style:font-size-asian="12pt" style:font-size-complex="12pt"/>
    </style:style>
    <style:style style:name="P60" style:family="paragraph" style:parent-style-name="Heading_20_3">
      <style:text-properties fo:font-variant="normal" fo:text-transform="none" fo:color="#115737" style:font-name="Liberation Serif" fo:font-size="12pt" fo:font-style="normal" fo:font-weight="bold" officeooo:rsid="02bd98af" officeooo:paragraph-rsid="02bd98af" style:font-size-asian="12pt" style:font-size-complex="12pt"/>
    </style:style>
    <style:style style:name="P61" style:family="paragraph" style:parent-style-name="Heading_20_3">
      <style:text-properties fo:font-variant="normal" fo:text-transform="none" fo:color="#115737" style:font-name="Liberation Serif" fo:font-size="12pt" fo:font-style="normal" fo:font-weight="bold" officeooo:rsid="0012e1a5" officeooo:paragraph-rsid="0012e1a5" style:font-size-asian="12pt" style:font-size-complex="12pt"/>
    </style:style>
    <style:style style:name="P62" style:family="paragraph" style:parent-style-name="Heading_20_3">
      <style:text-properties fo:font-variant="normal" fo:text-transform="none" fo:color="#115737" style:font-name="Liberation Serif" fo:font-size="12pt" fo:font-style="normal" fo:font-weight="bold" officeooo:rsid="000fa800" officeooo:paragraph-rsid="000fa800" style:font-size-asian="12pt" style:font-size-complex="12pt"/>
    </style:style>
    <style:style style:name="P63" style:family="paragraph" style:parent-style-name="Heading_20_2">
      <style:text-properties fo:font-variant="normal" fo:text-transform="none" fo:color="#115737" style:font-name="Liberation Serif" fo:font-size="12pt" fo:font-style="normal" fo:font-weight="bold" officeooo:rsid="0012e1a5" officeooo:paragraph-rsid="002f3c17" style:font-size-asian="12pt" style:font-size-complex="12pt"/>
    </style:style>
    <style:style style:name="P64" style:family="paragraph" style:parent-style-name="Standard">
      <style:text-properties style:font-name="Liberation Serif" fo:font-size="12pt" fo:font-weight="bold" officeooo:rsid="0188613c" officeooo:paragraph-rsid="02d41dae" style:font-size-asian="12pt" style:font-weight-asian="bold" style:font-size-complex="12pt" style:font-weight-complex="bold"/>
    </style:style>
    <style:style style:name="P65" style:family="paragraph" style:parent-style-name="Standard">
      <style:text-properties style:font-name="Liberation Serif" fo:font-size="12pt" fo:font-weight="bold" officeooo:rsid="0188613c" officeooo:paragraph-rsid="02d7dc9a" style:font-size-asian="12pt" style:font-weight-asian="bold" style:font-size-complex="12pt" style:font-weight-complex="bold"/>
    </style:style>
    <style:style style:name="P66" style:family="paragraph" style:parent-style-name="Standard">
      <style:text-properties style:font-name="Liberation Serif" fo:font-size="12pt" fo:font-weight="bold" officeooo:rsid="015c9459" officeooo:paragraph-rsid="02d7dc9a" style:font-size-asian="12pt" style:font-weight-asian="bold" style:font-size-complex="12pt" style:font-weight-complex="bold"/>
    </style:style>
    <style:style style:name="P67" style:family="paragraph" style:parent-style-name="Standard">
      <style:text-properties style:font-name="Liberation Serif" fo:font-size="12pt" fo:font-weight="bold" officeooo:rsid="043b87df" officeooo:paragraph-rsid="043b87df" style:font-size-asian="12pt" style:font-weight-asian="bold" style:font-size-complex="12pt" style:font-weight-complex="bold"/>
    </style:style>
    <style:style style:name="P68" style:family="paragraph" style:parent-style-name="Standard">
      <style:text-properties style:font-name="Liberation Serif" fo:font-size="12pt" officeooo:rsid="040ec140" officeooo:paragraph-rsid="040ec140" style:font-size-asian="12pt" style:font-size-complex="12pt"/>
    </style:style>
    <style:style style:name="P69" style:family="paragraph" style:parent-style-name="Standard">
      <style:text-properties style:font-name="Liberation Serif" fo:font-size="12pt" officeooo:rsid="0061af03" officeooo:paragraph-rsid="041452ab" style:font-size-asian="12pt" style:font-size-complex="12pt"/>
    </style:style>
    <style:style style:name="P70" style:family="paragraph" style:parent-style-name="Standard">
      <style:text-properties style:font-name="Liberation Serif" fo:font-size="12pt" officeooo:rsid="03d03461" officeooo:paragraph-rsid="03d03461" style:font-size-asian="12pt" style:font-size-complex="12pt"/>
    </style:style>
    <style:style style:name="P71" style:family="paragraph" style:parent-style-name="Standard">
      <style:text-properties style:font-name="Liberation Serif" fo:font-size="12pt" fo:font-weight="normal" officeooo:rsid="01e515b8" officeooo:paragraph-rsid="02d1662e" style:font-size-asian="12pt" style:font-weight-asian="normal" style:font-size-complex="12pt" style:font-weight-complex="normal"/>
    </style:style>
    <style:style style:name="P72" style:family="paragraph" style:parent-style-name="Standard">
      <style:text-properties style:font-name="Liberation Serif" fo:font-size="12pt" style:text-underline-style="solid" style:text-underline-width="auto" style:text-underline-color="font-color" fo:font-weight="bold" officeooo:rsid="044a7ccb" officeooo:paragraph-rsid="044a7ccb" style:font-size-asian="12pt" style:font-weight-asian="bold" style:font-size-complex="12pt" style:font-weight-complex="bold"/>
    </style:style>
    <style:style style:name="P73" style:family="paragraph" style:parent-style-name="Standard">
      <style:text-properties fo:font-variant="normal" fo:text-transform="none" fo:color="#115737" style:font-name="Liberation Serif" fo:font-size="18pt" fo:font-style="normal" fo:font-weight="bold" officeooo:paragraph-rsid="02e7f257" style:font-size-asian="18pt" style:font-size-complex="18pt"/>
    </style:style>
    <style:style style:name="P74" style:family="paragraph" style:parent-style-name="Standard">
      <style:text-properties officeooo:paragraph-rsid="031ed610"/>
    </style:style>
    <style:style style:name="P75" style:family="paragraph" style:parent-style-name="Standard">
      <style:text-properties officeooo:paragraph-rsid="0442e527"/>
    </style:style>
    <style:style style:name="P76" style:family="paragraph" style:parent-style-name="Standard">
      <style:text-properties officeooo:paragraph-rsid="0443fd9e"/>
    </style:style>
    <style:style style:name="P77"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78" style:family="paragraph" style:parent-style-name="Standard">
      <style:paragraph-properties fo:margin-top="0cm" fo:margin-bottom="0cm" loext:contextual-spacing="false"/>
      <style:text-properties fo:font-variant="normal" fo:text-transform="none" fo:color="#424242" style:font-name="Helvetica Neue" fo:font-size="12pt" fo:letter-spacing="normal" fo:font-style="normal" fo:font-weight="normal" officeooo:rsid="031bf7ed" officeooo:paragraph-rsid="041c7248" style:font-size-asian="12pt" style:font-weight-asian="normal" style:font-size-complex="12pt" style:font-weight-complex="normal"/>
    </style:style>
    <style:style style:name="P79" style:family="paragraph" style:parent-style-name="Standard">
      <style:paragraph-properties fo:margin-top="0cm" fo:margin-bottom="0cm" loext:contextual-spacing="false"/>
      <style:text-properties fo:font-variant="normal" fo:text-transform="none" fo:color="#115737" style:font-name="Liberation Serif" fo:font-size="12pt" fo:letter-spacing="normal" fo:font-style="normal" fo:font-weight="bold" officeooo:rsid="010f877b" officeooo:paragraph-rsid="02ecaf45" style:font-size-asian="12pt" style:font-weight-asian="normal" style:font-size-complex="12pt" style:font-weight-complex="normal"/>
    </style:style>
    <style:style style:name="P80" style:family="paragraph" style:parent-style-name="Standard">
      <style:paragraph-properties fo:margin-top="0cm" fo:margin-bottom="0cm" loext:contextual-spacing="false"/>
      <style:text-properties fo:color="#000000" style:font-name="Liberation Serif" fo:font-size="12pt" fo:font-style="normal" fo:font-weight="normal" officeooo:rsid="02b7ed21" officeooo:paragraph-rsid="03fdb671" style:font-size-asian="12pt" style:font-style-asian="normal" style:font-weight-asian="normal" style:font-size-complex="12pt" style:font-style-complex="normal" style:font-weight-complex="normal"/>
    </style:style>
    <style:style style:name="P81" style:family="paragraph" style:parent-style-name="Standard">
      <style:paragraph-properties fo:margin-top="0cm" fo:margin-bottom="0cm" loext:contextual-spacing="false"/>
      <style:text-properties fo:color="#000000" style:font-name="Liberation Serif" fo:font-size="12pt" fo:font-style="normal" fo:font-weight="normal" officeooo:rsid="040ec140" officeooo:paragraph-rsid="040ec140" style:font-size-asian="12pt" style:font-style-asian="normal" style:font-weight-asian="normal" style:font-size-complex="12pt" style:font-style-complex="normal" style:font-weight-complex="normal"/>
    </style:style>
    <style:style style:name="P82" style:family="paragraph" style:parent-style-name="Standard">
      <style:paragraph-properties fo:margin-top="0cm" fo:margin-bottom="0cm" loext:contextual-spacing="false"/>
      <style:text-properties style:font-name="Liberation Serif" fo:font-size="12pt" fo:font-weight="normal" officeooo:rsid="02c71510" officeooo:paragraph-rsid="041e0439" style:font-size-asian="12pt" style:font-weight-asian="normal" style:font-size-complex="12pt" style:font-weight-complex="normal"/>
    </style:style>
    <style:style style:name="P83" style:family="paragraph" style:parent-style-name="Standard">
      <style:paragraph-properties fo:margin-top="0cm" fo:margin-bottom="0cm" loext:contextual-spacing="false"/>
      <style:text-properties style:font-name="Liberation Serif" fo:font-size="12pt" fo:font-weight="bold" officeooo:rsid="002d6122" officeooo:paragraph-rsid="0379c8d1" style:font-size-asian="12pt" style:font-weight-asian="bold" style:font-size-complex="12pt" style:font-weight-complex="bold"/>
    </style:style>
    <style:style style:name="P84" style:family="paragraph" style:parent-style-name="Standard">
      <style:paragraph-properties fo:margin-top="0cm" fo:margin-bottom="0cm" loext:contextual-spacing="false"/>
      <style:text-properties style:font-name="Liberation Serif" fo:font-size="12pt" fo:font-weight="bold" officeooo:rsid="015c9459" officeooo:paragraph-rsid="02d1662e" style:font-size-asian="12pt" style:font-weight-asian="bold" style:font-size-complex="12pt" style:font-weight-complex="bold"/>
    </style:style>
    <style:style style:name="P85" style:family="paragraph" style:parent-style-name="Standard">
      <style:paragraph-properties fo:margin-top="0cm" fo:margin-bottom="0cm" loext:contextual-spacing="false"/>
      <style:text-properties officeooo:paragraph-rsid="02d1662e"/>
    </style:style>
    <style:style style:name="P86" style:family="paragraph" style:parent-style-name="Text_20_body" style:list-style-name="L1">
      <style:paragraph-properties fo:margin-top="0cm" fo:margin-bottom="0cm" loext:contextual-spacing="false"/>
      <style:text-properties style:font-name="Liberation Serif" fo:font-size="12pt" officeooo:rsid="00bf6d1f" officeooo:paragraph-rsid="03a7447f" style:font-size-asian="12pt" style:font-size-complex="12pt"/>
    </style:style>
    <style:style style:name="P87" style:family="paragraph" style:parent-style-name="Text_20_body" style:list-style-name="L1">
      <style:paragraph-properties fo:margin-top="0cm" fo:margin-bottom="0cm" loext:contextual-spacing="false"/>
      <style:text-properties style:font-name="Liberation Serif" fo:font-size="12pt" officeooo:rsid="03a8ad5c" officeooo:paragraph-rsid="03a8ad5c" style:font-size-asian="12pt" style:font-size-complex="12pt"/>
    </style:style>
    <style:style style:name="P88" style:family="paragraph" style:parent-style-name="Text_20_body" style:list-style-name="L1">
      <style:paragraph-properties fo:margin-top="0cm" fo:margin-bottom="0cm" loext:contextual-spacing="false"/>
      <style:text-properties style:font-name="Liberation Serif" fo:font-size="12pt" officeooo:rsid="00c4401f" officeooo:paragraph-rsid="011e229e" style:font-size-asian="12pt" style:font-size-complex="12pt"/>
    </style:style>
    <style:style style:name="P89" style:family="paragraph" style:parent-style-name="Text_20_body">
      <style:paragraph-properties fo:margin-top="0cm" fo:margin-bottom="0cm" loext:contextual-spacing="false"/>
      <style:text-properties style:font-name="Liberation Serif" fo:font-size="12pt" fo:language="en" fo:country="GB" fo:font-weight="normal" officeooo:rsid="03523a67" officeooo:paragraph-rsid="011e229e" style:font-size-asian="12pt" style:font-weight-asian="normal" style:font-size-complex="12pt" style:font-weight-complex="normal" loext:padding="0cm" loext:border="none"/>
    </style:style>
    <style:style style:name="P90" style:family="paragraph" style:parent-style-name="Text_20_body">
      <style:paragraph-properties fo:padding-left="0cm" fo:padding-right="0cm" fo:padding-top="0cm" fo:padding-bottom="0.074cm" fo:border-left="none" fo:border-right="none" fo:border-top="none" fo:border-bottom="0.06pt solid #000000" style:join-border="false"/>
      <style:text-properties fo:font-variant="normal" fo:text-transform="none" fo:color="#052b3e" style:font-name="Liberation Serif" fo:font-size="12pt" fo:letter-spacing="normal" fo:language="en" fo:country="GB" fo:font-style="normal" fo:font-weight="normal" officeooo:paragraph-rsid="01bb36e2" style:font-size-asian="12pt" style:font-size-complex="12pt" loext:padding="0cm" loext:border="none"/>
    </style:style>
    <style:style style:name="P91" style:family="paragraph" style:parent-style-name="Heading_20_3">
      <style:paragraph-properties fo:margin-top="0cm" fo:margin-bottom="0cm" loext:contextual-spacing="false"/>
      <style:text-properties fo:font-variant="normal" fo:text-transform="none" fo:color="#115737" style:font-name="Liberation Serif" fo:font-size="22pt" fo:letter-spacing="normal" fo:font-style="normal" fo:font-weight="bold" officeooo:rsid="010f877b" officeooo:paragraph-rsid="043f0d44" style:font-size-asian="22pt" style:font-weight-asian="bold" style:font-size-complex="22pt" style:font-weight-complex="bold"/>
    </style:style>
    <style:style style:name="T1" style:family="text">
      <style:text-properties fo:font-weight="bold" style:font-weight-asian="bold" style:font-weight-complex="bold"/>
    </style:style>
    <style:style style:name="T2" style:family="text">
      <style:text-properties fo:font-weight="bold" officeooo:rsid="010f877b" style:font-weight-asian="bold" style:font-weight-complex="bold"/>
    </style:style>
    <style:style style:name="T3" style:family="text">
      <style:text-properties fo:font-weight="bold" officeooo:rsid="03106e0b" style:font-weight-asian="bold" style:font-weight-complex="bold"/>
    </style:style>
    <style:style style:name="T4" style:family="text">
      <style:text-properties fo:font-weight="bold" officeooo:rsid="00781d64" style:font-weight-asian="bold" style:font-weight-complex="bold"/>
    </style:style>
    <style:style style:name="T5" style:family="text">
      <style:text-properties officeooo:rsid="007d6918"/>
    </style:style>
    <style:style style:name="T6" style:family="text">
      <style:text-properties fo:font-weight="normal" style:font-weight-asian="normal" style:font-weight-complex="normal"/>
    </style:style>
    <style:style style:name="T7" style:family="text">
      <style:text-properties fo:font-weight="normal" officeooo:rsid="00ee1407" style:font-weight-asian="normal" style:font-weight-complex="normal"/>
    </style:style>
    <style:style style:name="T8" style:family="text">
      <style:text-properties fo:font-weight="normal" officeooo:rsid="00c560d2" style:font-weight-asian="normal" style:font-weight-complex="normal"/>
    </style:style>
    <style:style style:name="T9" style:family="text">
      <style:text-properties fo:font-weight="normal" officeooo:rsid="00781d64" style:font-weight-asian="normal" style:font-weight-complex="normal"/>
    </style:style>
    <style:style style:name="T10" style:family="text">
      <style:text-properties fo:font-weight="normal" officeooo:rsid="0219dcd4" style:font-weight-asian="normal" style:font-weight-complex="normal"/>
    </style:style>
    <style:style style:name="T11" style:family="text">
      <style:text-properties fo:font-weight="normal" officeooo:rsid="007a4b4c" style:font-weight-asian="normal" style:font-weight-complex="normal"/>
    </style:style>
    <style:style style:name="T12" style:family="text">
      <style:text-properties fo:font-weight="normal" officeooo:rsid="007b7135" style:font-weight-asian="normal" style:font-weight-complex="normal"/>
    </style:style>
    <style:style style:name="T13" style:family="text">
      <style:text-properties fo:font-weight="normal" officeooo:rsid="0079561b" style:font-weight-asian="normal" style:font-weight-complex="normal"/>
    </style:style>
    <style:style style:name="T14" style:family="text">
      <style:text-properties fo:font-weight="normal" officeooo:rsid="043cee78" style:font-weight-asian="normal" style:font-weight-complex="normal"/>
    </style:style>
    <style:style style:name="T15" style:family="text">
      <style:text-properties fo:font-weight="normal" officeooo:rsid="043d8df2" style:font-weight-asian="normal" style:font-weight-complex="normal"/>
    </style:style>
    <style:style style:name="T16" style:family="text">
      <style:text-properties fo:font-weight="normal" officeooo:rsid="043e6551" style:font-weight-asian="normal" style:font-weight-complex="normal"/>
    </style:style>
    <style:style style:name="T17" style:family="text">
      <style:text-properties officeooo:rsid="010ff60a"/>
    </style:style>
    <style:style style:name="T18" style:family="text">
      <style:text-properties officeooo:rsid="01275cc4"/>
    </style:style>
    <style:style style:name="T19" style:family="text">
      <style:text-properties officeooo:rsid="013c2d7d"/>
    </style:style>
    <style:style style:name="T20" style:family="text">
      <style:text-properties officeooo:rsid="01a7b348"/>
    </style:style>
    <style:style style:name="T21" style:family="text">
      <style:text-properties officeooo:rsid="01a86676"/>
    </style:style>
    <style:style style:name="T22" style:family="text">
      <style:text-properties fo:language="en" fo:country="GB" loext:padding="0cm" loext:border="none"/>
    </style:style>
    <style:style style:name="T23" style:family="text">
      <style:text-properties fo:language="en" fo:country="GB" fo:font-weight="bold" style:font-weight-asian="bold" style:font-weight-complex="bold" loext:padding="0cm" loext:border="none"/>
    </style:style>
    <style:style style:name="T24" style:family="text">
      <style:text-properties fo:language="en" fo:country="GB" officeooo:rsid="02ffc4be" loext:padding="0cm" loext:border="none"/>
    </style:style>
    <style:style style:name="T25" style:family="text">
      <style:text-properties fo:language="en" fo:country="GB" officeooo:rsid="036503bc" loext:padding="0cm" loext:border="none"/>
    </style:style>
    <style:style style:name="T26" style:family="text">
      <style:text-properties fo:language="en" fo:country="GB" officeooo:rsid="036fd541" loext:padding="0cm" loext:border="none"/>
    </style:style>
    <style:style style:name="T27" style:family="text">
      <style:text-properties fo:language="en" fo:country="GB" officeooo:rsid="03717d06" loext:padding="0cm" loext:border="none"/>
    </style:style>
    <style:style style:name="T28" style:family="text">
      <style:text-properties fo:language="en" fo:country="GB" officeooo:rsid="0381b828" loext:padding="0cm" loext:border="none"/>
    </style:style>
    <style:style style:name="T29" style:family="text">
      <style:text-properties fo:language="en" fo:country="GB" officeooo:rsid="03474f32" loext:padding="0cm" loext:border="none"/>
    </style:style>
    <style:style style:name="T30" style:family="text">
      <style:text-properties fo:language="en" fo:country="GB" officeooo:rsid="03911361" loext:padding="0cm" loext:border="none"/>
    </style:style>
    <style:style style:name="T31" style:family="text">
      <style:text-properties fo:language="en" fo:country="GB" officeooo:rsid="0397c774" loext:padding="0cm" loext:border="none"/>
    </style:style>
    <style:style style:name="T32" style:family="text">
      <style:text-properties fo:language="en" fo:country="GB" officeooo:rsid="039a2eac" loext:padding="0cm" loext:border="none"/>
    </style:style>
    <style:style style:name="T33" style:family="text">
      <style:text-properties fo:language="en" fo:country="GB" officeooo:rsid="039fdb41" loext:padding="0cm" loext:border="none"/>
    </style:style>
    <style:style style:name="T34" style:family="text">
      <style:text-properties fo:language="en" fo:country="GB" officeooo:rsid="03a0f3fc" loext:padding="0cm" loext:border="none"/>
    </style:style>
    <style:style style:name="T35" style:family="text">
      <style:text-properties fo:language="en" fo:country="GB" officeooo:rsid="03a28ee1" loext:padding="0cm" loext:border="none"/>
    </style:style>
    <style:style style:name="T36" style:family="text">
      <style:text-properties fo:language="en" fo:country="GB" officeooo:rsid="03a48738" loext:padding="0cm" loext:border="none"/>
    </style:style>
    <style:style style:name="T37" style:family="text">
      <style:text-properties fo:language="en" fo:country="GB" officeooo:rsid="03a55ece" loext:padding="0cm" loext:border="none"/>
    </style:style>
    <style:style style:name="T38" style:family="text">
      <style:text-properties fo:language="en" fo:country="GB" officeooo:rsid="03ac8dfb" loext:padding="0cm" loext:border="none"/>
    </style:style>
    <style:style style:name="T39" style:family="text">
      <style:text-properties fo:language="en" fo:country="GB" officeooo:rsid="03ac9b50" loext:padding="0cm" loext:border="none"/>
    </style:style>
    <style:style style:name="T40" style:family="text">
      <style:text-properties fo:language="en" fo:country="GB" officeooo:rsid="03acdb81" loext:padding="0cm" loext:border="none"/>
    </style:style>
    <style:style style:name="T41" style:family="text">
      <style:text-properties fo:language="en" fo:country="GB" officeooo:rsid="03adb15f" loext:padding="0cm" loext:border="none"/>
    </style:style>
    <style:style style:name="T42" style:family="text">
      <style:text-properties fo:language="en" fo:country="GB" officeooo:rsid="03ae79b1" loext:padding="0cm" loext:border="none"/>
    </style:style>
    <style:style style:name="T43" style:family="text">
      <style:text-properties fo:language="en" fo:country="GB" officeooo:rsid="03b331a2" loext:padding="0cm" loext:border="none"/>
    </style:style>
    <style:style style:name="T44" style:family="text">
      <style:text-properties fo:language="en" fo:country="GB" officeooo:rsid="03c21e8c" loext:padding="0cm" loext:border="none"/>
    </style:style>
    <style:style style:name="T45" style:family="text">
      <style:text-properties fo:language="en" fo:country="GB" officeooo:rsid="041452ab" loext:padding="0cm" loext:border="none"/>
    </style:style>
    <style:style style:name="T46" style:family="text">
      <style:text-properties fo:language="en" fo:country="GB" officeooo:rsid="04155cd8" loext:padding="0cm" loext:border="none"/>
    </style:style>
    <style:style style:name="T47" style:family="text">
      <style:text-properties fo:language="en" fo:country="GB" officeooo:rsid="041612ee" loext:padding="0cm" loext:border="none"/>
    </style:style>
    <style:style style:name="T48" style:family="text">
      <style:text-properties officeooo:rsid="02ae4707"/>
    </style:style>
    <style:style style:name="T49" style:family="text">
      <style:text-properties officeooo:rsid="02b0cd45"/>
    </style:style>
    <style:style style:name="T50" style:family="text">
      <style:text-properties officeooo:rsid="010f877b"/>
    </style:style>
    <style:style style:name="T51" style:family="text">
      <style:text-properties officeooo:rsid="02c170fe"/>
    </style:style>
    <style:style style:name="T52" style:family="text">
      <style:text-properties officeooo:rsid="02c924c6"/>
    </style:style>
    <style:style style:name="T53" style:family="text">
      <style:text-properties officeooo:rsid="02d807b8"/>
    </style:style>
    <style:style style:name="T54" style:family="text">
      <style:text-properties officeooo:rsid="02d9a60b"/>
    </style:style>
    <style:style style:name="T55" style:family="text">
      <style:text-properties fo:color="#000000" fo:font-size="18pt" officeooo:rsid="03111179" style:font-size-asian="18pt" style:font-size-complex="18pt"/>
    </style:style>
    <style:style style:name="T56" style:family="text">
      <style:text-properties fo:font-variant="normal" fo:text-transform="none" fo:font-style="normal" officeooo:rsid="02e1bb34"/>
    </style:style>
    <style:style style:name="T57" style:family="text">
      <style:text-properties fo:font-variant="normal" fo:text-transform="none" fo:font-style="normal" officeooo:rsid="03b8adef"/>
    </style:style>
    <style:style style:name="T58" style:family="text">
      <style:text-properties fo:font-variant="normal" fo:text-transform="none" fo:font-style="normal" officeooo:rsid="03c59116"/>
    </style:style>
    <style:style style:name="T59" style:family="text">
      <style:text-properties fo:font-variant="normal" fo:text-transform="none" fo:font-style="normal" officeooo:rsid="03c719f0"/>
    </style:style>
    <style:style style:name="T60" style:family="text">
      <style:text-properties fo:font-variant="normal" fo:text-transform="none" fo:font-style="normal" officeooo:rsid="03c8823a"/>
    </style:style>
    <style:style style:name="T61" style:family="text">
      <style:text-properties fo:font-variant="normal" fo:text-transform="none" fo:font-style="normal" officeooo:rsid="03c91afc"/>
    </style:style>
    <style:style style:name="T62" style:family="text">
      <style:text-properties fo:font-variant="normal" fo:text-transform="none" fo:font-style="normal" officeooo:rsid="044e9232"/>
    </style:style>
    <style:style style:name="T63" style:family="text">
      <style:text-properties fo:font-variant="normal" fo:text-transform="none" fo:color="#000000" style:font-name="Liberation Serif" fo:font-size="12pt" fo:font-style="normal" fo:font-weight="bold" officeooo:rsid="03111179" style:font-size-asian="12pt" style:font-weight-asian="bold" style:font-size-complex="12pt" style:font-weight-complex="bold"/>
    </style:style>
    <style:style style:name="T64" style:family="text">
      <style:text-properties fo:font-variant="normal" fo:text-transform="none" fo:color="#000000" style:font-name="Liberation Serif" fo:font-size="12pt" fo:font-style="normal" fo:font-weight="bold" officeooo:rsid="031ed610" style:font-size-asian="12pt" style:font-weight-asian="bold" style:font-size-complex="12pt" style:font-weight-complex="bold"/>
    </style:style>
    <style:style style:name="T65" style:family="text">
      <style:text-properties fo:font-variant="normal" fo:text-transform="none" fo:color="#000000" style:font-name="Liberation Serif" fo:font-size="12pt" fo:font-style="normal" fo:font-weight="bold" officeooo:rsid="0442e527" style:font-size-asian="12pt" style:font-weight-asian="bold" style:font-size-complex="12pt" style:font-weight-complex="bold"/>
    </style:style>
    <style:style style:name="T66" style:family="text">
      <style:text-properties fo:font-variant="normal" fo:text-transform="none" fo:color="#000000" style:font-name="Liberation Serif" fo:font-size="12pt" fo:font-style="normal" fo:font-weight="normal" officeooo:rsid="0442e527" style:font-size-asian="12pt" style:font-weight-asian="normal" style:font-size-complex="12pt" style:font-weight-complex="normal"/>
    </style:style>
    <style:style style:name="T67" style:family="text">
      <style:text-properties fo:font-variant="normal" fo:text-transform="none" fo:color="#424242" style:font-name="Liberation Serif" fo:font-size="12pt" fo:letter-spacing="normal" fo:font-style="normal" fo:font-weight="normal" style:font-size-asian="12pt" style:font-size-complex="12pt"/>
    </style:style>
    <style:style style:name="T68" style:family="text">
      <style:text-properties fo:font-variant="normal" fo:text-transform="none" fo:color="#222222" style:font-name="Liberation Serif" fo:font-size="12pt" fo:letter-spacing="normal" fo:font-style="normal" fo:font-weight="normal" officeooo:rsid="0407661a" style:font-size-asian="12pt" style:font-size-complex="12pt"/>
    </style:style>
    <style:style style:name="T69" style:family="text">
      <style:text-properties officeooo:rsid="02ffc4be"/>
    </style:style>
    <style:style style:name="T70" style:family="text">
      <style:text-properties officeooo:rsid="031d6d33"/>
    </style:style>
    <style:style style:name="T71" style:family="text">
      <style:text-properties officeooo:rsid="03208cc5"/>
    </style:style>
    <style:style style:name="T72" style:family="text">
      <style:text-properties officeooo:rsid="032344e7"/>
    </style:style>
    <style:style style:name="T73" style:family="text">
      <style:text-properties officeooo:rsid="03264e7d"/>
    </style:style>
    <style:style style:name="T74" style:family="text">
      <style:text-properties officeooo:rsid="032f149d"/>
    </style:style>
    <style:style style:name="T75" style:family="text">
      <style:text-properties officeooo:rsid="0336a824"/>
    </style:style>
    <style:style style:name="T76" style:family="text">
      <style:text-properties officeooo:rsid="033735e3"/>
    </style:style>
    <style:style style:name="T77" style:family="text">
      <style:text-properties officeooo:rsid="033cbd17"/>
    </style:style>
    <style:style style:name="T78" style:family="text">
      <style:text-properties officeooo:rsid="033e488e"/>
    </style:style>
    <style:style style:name="T79" style:family="text">
      <style:text-properties officeooo:rsid="034302fb"/>
    </style:style>
    <style:style style:name="T80" style:family="text">
      <style:text-properties officeooo:rsid="037e8a6e"/>
    </style:style>
    <style:style style:name="T81" style:family="text">
      <style:text-properties officeooo:rsid="037f9fa9"/>
    </style:style>
    <style:style style:name="T82" style:family="text">
      <style:text-properties style:font-name="Liberation Serif" fo:font-size="12pt" fo:font-weight="bold" officeooo:rsid="01ea9930" style:font-size-asian="12pt" style:font-weight-asian="bold" style:font-size-complex="12pt" style:font-weight-complex="bold"/>
    </style:style>
    <style:style style:name="T83" style:family="text">
      <style:text-properties style:font-name="Liberation Serif" fo:font-size="12pt" fo:font-weight="normal" officeooo:rsid="01ea9930" style:font-size-asian="12pt" style:font-weight-asian="normal" style:font-size-complex="12pt" style:font-weight-complex="normal"/>
    </style:style>
    <style:style style:name="T84" style:family="text">
      <style:text-properties style:font-name="Liberation Serif" fo:font-size="12pt" fo:language="en" fo:country="GB" officeooo:rsid="03714612" style:font-size-asian="12pt" style:font-size-complex="12pt" loext:padding="0cm" loext:border="none"/>
    </style:style>
    <style:style style:name="T85" style:family="text">
      <style:text-properties style:font-name="Liberation Serif" fo:font-size="12pt" fo:language="en" fo:country="GB" style:font-size-asian="12pt" style:font-size-complex="12pt" loext:padding="0cm" loext:border="none"/>
    </style:style>
    <style:style style:name="T86" style:family="text">
      <style:text-properties style:font-name="Liberation Serif" fo:font-size="12pt" fo:language="en" fo:country="GB" officeooo:rsid="0343b8e8" style:font-size-asian="12pt" style:font-size-complex="12pt" loext:padding="0cm" loext:border="none"/>
    </style:style>
    <style:style style:name="T87" style:family="text">
      <style:text-properties style:font-name="Liberation Serif" fo:font-size="12pt" fo:language="en" fo:country="GB" officeooo:rsid="03454e87" style:font-size-asian="12pt" style:font-size-complex="12pt" loext:padding="0cm" loext:border="none"/>
    </style:style>
    <style:style style:name="T88" style:family="text">
      <style:text-properties style:font-name="Liberation Serif" fo:font-size="12pt" style:font-size-asian="12pt" style:font-size-complex="12pt"/>
    </style:style>
    <style:style style:name="T89" style:family="text">
      <style:text-properties style:font-name="Liberation Serif" fo:font-size="12pt" officeooo:rsid="031ed610" style:font-size-asian="12pt" style:font-size-complex="12pt"/>
    </style:style>
    <style:style style:name="T90" style:family="text">
      <style:text-properties style:font-name="Liberation Serif" fo:font-size="12pt" officeooo:rsid="0161efdf" style:font-size-asian="12pt" style:font-size-complex="12pt"/>
    </style:style>
    <style:style style:name="T91" style:family="text">
      <style:text-properties style:font-name="Liberation Serif" fo:font-size="12pt" officeooo:rsid="016296f2" style:font-size-asian="12pt" style:font-size-complex="12pt"/>
    </style:style>
    <style:style style:name="T92" style:family="text">
      <style:text-properties style:font-name="Liberation Serif" fo:font-size="12pt" officeooo:rsid="0221a9ba" style:font-size-asian="12pt" style:font-size-complex="12pt"/>
    </style:style>
    <style:style style:name="T93" style:family="text">
      <style:text-properties style:font-name="Liberation Serif" fo:font-size="12pt" officeooo:rsid="03eb8c45" style:font-size-asian="12pt" style:font-size-complex="12pt"/>
    </style:style>
    <style:style style:name="T94" style:family="text">
      <style:text-properties style:font-name="Liberation Serif" fo:font-size="12pt" officeooo:rsid="0223a910" style:font-size-asian="12pt" style:font-size-complex="12pt"/>
    </style:style>
    <style:style style:name="T95" style:family="text">
      <style:text-properties style:font-name="Liberation Serif" fo:font-size="12pt" officeooo:rsid="0443fd9e" style:font-size-asian="12pt" style:font-size-complex="12pt"/>
    </style:style>
    <style:style style:name="T96" style:family="text">
      <style:text-properties style:font-name="Liberation Serif" fo:font-size="12pt" officeooo:rsid="044532b9" style:font-size-asian="12pt" style:font-size-complex="12pt"/>
    </style:style>
    <style:style style:name="T97" style:family="text">
      <style:text-properties style:font-name="Liberation Serif" fo:font-size="12pt" officeooo:rsid="04461b00" style:font-size-asian="12pt" style:font-size-complex="12pt"/>
    </style:style>
    <style:style style:name="T98" style:family="text">
      <style:text-properties style:font-name="Liberation Serif" fo:font-size="12pt" officeooo:rsid="04483799" style:font-size-asian="12pt" style:font-size-complex="12pt"/>
    </style:style>
    <style:style style:name="T99" style:family="text">
      <style:text-properties style:font-name="Liberation Serif" fo:font-size="12pt" officeooo:rsid="044a2742" style:font-size-asian="12pt" style:font-size-complex="12pt"/>
    </style:style>
    <style:style style:name="T100" style:family="text">
      <style:text-properties style:font-name="Liberation Serif" fo:font-size="12pt" officeooo:rsid="044d79a3" style:font-size-asian="12pt" style:font-size-complex="12pt"/>
    </style:style>
    <style:style style:name="T101" style:family="text">
      <style:text-properties style:font-name="Liberation Serif" fo:font-size="18pt" fo:font-style="normal" fo:font-weight="bold" style:font-size-asian="18pt" style:font-style-asian="normal" style:font-weight-asian="bold" style:font-size-complex="18pt" style:font-style-complex="normal" style:font-weight-complex="bold"/>
    </style:style>
    <style:style style:name="T102" style:family="text">
      <style:text-properties style:font-name="Liberation Serif" fo:font-size="18pt" fo:font-weight="bold" style:font-size-asian="18pt" style:font-weight-asian="bold" style:font-size-complex="18pt" style:font-weight-complex="bold"/>
    </style:style>
    <style:style style:name="T103" style:family="text">
      <style:text-properties officeooo:rsid="0392d6f6"/>
    </style:style>
    <style:style style:name="T104" style:family="text">
      <style:text-properties officeooo:rsid="0395da70"/>
    </style:style>
    <style:style style:name="T105" style:family="text">
      <style:text-properties officeooo:rsid="03a33972"/>
    </style:style>
    <style:style style:name="T106" style:family="text">
      <style:text-properties officeooo:rsid="03a9eee2"/>
    </style:style>
    <style:style style:name="T107" style:family="text">
      <style:text-properties officeooo:rsid="03cb2636"/>
    </style:style>
    <style:style style:name="T108" style:family="text">
      <style:text-properties officeooo:rsid="03d73133"/>
    </style:style>
    <style:style style:name="T109" style:family="text">
      <style:text-properties officeooo:rsid="03e33bbd"/>
    </style:style>
    <style:style style:name="T110" style:family="text">
      <style:text-properties officeooo:rsid="03f01030"/>
    </style:style>
    <style:style style:name="T111" style:family="text">
      <style:text-properties officeooo:rsid="03f2005f"/>
    </style:style>
    <style:style style:name="T112" style:family="text">
      <style:text-properties officeooo:rsid="04051b48"/>
    </style:style>
    <style:style style:name="T113" style:family="text">
      <style:text-properties officeooo:rsid="040d7f80"/>
    </style:style>
    <style:style style:name="T114" style:family="text">
      <style:text-properties fo:font-size="18pt" style:font-size-asian="18pt" style:font-size-complex="18pt"/>
    </style:style>
    <style:style style:name="T115" style:family="text">
      <style:text-properties officeooo:rsid="043a60ac"/>
    </style:style>
    <style:style style:name="T116" style:family="text">
      <style:text-properties officeooo:rsid="044208eb"/>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WEN303 ASSIGNMENT <text:span text:style-name="T48">2</text:span></text:p>
      <text:p text:style-name="P11">Karu Skipper 3000417869</text:p>
      <text:p text:style-name="P11"/>
      <text:p text:style-name="P53"><text:span text:style-name="Strong_20_Emphasis"><text:span text:style-name="T83">Defualt - </text:span></text:span><text:span text:style-name="Strong_20_Emphasis"><text:span text:style-name="T82">Updating</text:span></text:span><text:span text:style-name="Strong_20_Emphasis"><text:span text:style-name="T83"> - Design Coverage - Design Quality - Reflection</text:span></text:span></text:p>
      <text:p text:style-name="P68"/>
      <text:p text:style-name="P29">Part 1 :</text:p>
      <text:p text:style-name="P12">Introduction:</text:p>
      <text:h text:style-name="P62" text:outline-level="3"><text:bookmark text:name="Description_401_452_pages_41"/>Description</text:h>
      <text:p text:style-name="P30"><text:span text:style-name="T67">--</text:span>references to similar systems or situations. </text:p>
      <text:p text:style-name="P13">Assignment 2 will be focusing on the <text:span text:style-name="T80">D</text:span>esign <text:span text:style-name="T80">Aspects and Interfaces </text:span>of the Carbon Calculator website. <text:span text:style-name="T49">I will establish my own abstract wireframes and ideas based of the Carbon Calculator website using the online tool Balsamiq. Here I will clearly show my design ideas, relating it to users and their needs. I have updated this report to include these requirements and related it to similiar systems. I have used techniques to prototype and ideate sections of this assignment to improve it from assignment 1.</text:span></text:p>
      <text:p text:style-name="P13"/>
      <text:p text:style-name="P15"><text:span text:style-name="T69">In Assignment 2’s report </text:span>I have updated <text:span text:style-name="T69">the scenarios, personas and relfection. As well as including an important wireframed website re-creation in the Design section. This is important as we will be relating personas and their needs by creating a better user design for the website. This will in turn, better represent how a user accesses and navigate through the website. </text:span><text:span text:style-name="T24">Existing problems that I have identified </text:span><text:span text:style-name="T26">for Assignment 2 </text:span><text:span text:style-name="T24">is the over complexity of the user inputs, text size and use and positioning of elements on the webpage. As well as usability, poor navigation, feature overload and inconsistent layouts which will be discussed </text:span><text:span text:style-name="T25">in the design section</text:span><text:span text:style-name="T24"> this the report.</text:span></text:p>
      <text:p text:style-name="P14"/>
      <text:p text:style-name="P1"><text:span text:style-name="T84">In this report I</text:span><text:span text:style-name="T85"> will be analysing the usability of the Carbon Footprint Calculator website, (</text:span><text:a xlink:type="simple" xlink:href="https://www.carbonfootprint.com/calculator.aspx" office:target-frame-name="_blank" xlink:show="new" text:style-name="Internet_20_link" text:visited-style-name="Visited_20_Internet_20_Link"><text:span text:style-name="T88">https://www.carbonfootprint.com/calculator.aspx</text:span></text:a><text:span text:style-name="T85">). I have conducted my own individual bias based on the </text:span><text:span text:style-name="T86">system usuage </text:span><text:span text:style-name="T87">of</text:span><text:span text:style-name="T86"> the website</text:span><text:span text:style-name="T85">. This is based on the overall functionality and usability as an average user. To do this I will be creating individual personas who are likely to be the key kinds of people who will be using the website. </text:span></text:p>
      <text:p text:style-name="P16"/>
      <text:p text:style-name="P22">Business Objectives:</text:p>
      <text:p text:style-name="P28"><text:span text:style-name="T22">The Carbon Calculator website is a global, multi-country targeted website that provides a carbon footprint calculator to its users </text:span><text:span text:style-name="T28">worldwide</text:span><text:span text:style-name="T22">. </text:span><text:span text:style-name="T29">This means the system must have </text:span><text:span text:style-name="T30">a </text:span><text:span text:style-name="T29">good </text:span><text:span text:style-name="T31">calculation function and </text:span><text:span text:style-name="T32">be reliable with its output</text:span><text:span text:style-name="T31">. </text:span><text:span text:style-name="T33">The first objective should be to return an overall carbon emission result to the user. </text:span><text:span text:style-name="T34">This must be accurate and should store this information on their database for later use. </text:span><text:span text:style-name="T35">The second objective </text:span><text:span text:style-name="T36">is to compare these results with other users worldwide for </text:span><text:span text:style-name="T38">activity</text:span><text:span text:style-name="T36"> results </text:span><text:span text:style-name="T38">to be displayed</text:span><text:span text:style-name="T36">. This </text:span><text:span text:style-name="T37">makes users compete with each other, resulting in higher system usuage and more activity. </text:span><text:span text:style-name="T38">The </text:span><text:span text:style-name="T39">third</text:span><text:span text:style-name="T38"> objective </text:span><text:span text:style-name="T40">is to have a statistical data section which represents harm of CO2e usuage. </text:span><text:span text:style-name="T41">This should increase user activity </text:span><text:span text:style-name="T42">because of the factual data.</text:span></text:p>
      <text:p text:style-name="P28"/>
      <text:p text:style-name="P57"><text:span text:style-name="T19">For this website, I have derrived 3</text:span> main objectives <text:span text:style-name="T105">from the system:</text:span></text:p>
      <text:list xml:id="list4284706593" text:style-name="L1">
        <text:list-item>
          <text:p text:style-name="P86">Show users their own overall carbon emission release in combination with plastic usuage.</text:p>
        </text:list-item>
        <text:list-item>
          <text:p text:style-name="P87">Show comparative data to their users <text:span text:style-name="T106">worldwide</text:span>.</text:p>
        </text:list-item>
        <text:list-item>
          <text:p text:style-name="P88"><text:span text:style-name="T7">Provide users with statistical </text:span><text:span text:style-name="T8">information on the carbon emission and plastic usuage subject.</text:span></text:p>
        </text:list-item>
      </text:list>
      <text:p text:style-name="P50"/>
      <text:p text:style-name="P50"/>
      <text:p text:style-name="P50"/>
      <text:p text:style-name="P50"/>
      <text:p text:style-name="P23"><text:soft-page-break/>The importance to stakeholders:</text:p>
      <text:p text:style-name="P37">The Carbon Footprint Calculator website is important to many groups and individuals worldwide <text:span text:style-name="T81">because of</text:span> the exceptionally high amounts of carbon emissions in the atmosphere. Users want to be able to calculate their <text:span text:style-name="T103">i</text:span>mpact on the environment <text:span text:style-name="T103">and compare to others their savings on a daily basis</text:span>. <text:span text:style-name="T104">They expect accurate output from their emission input as well as fast working system operations to produce their result effiecently. Users want to have weekly updates on their usuage and keep updated with how much CO2e emissions they are saving.</text:span></text:p>
      <text:p text:style-name="P38"/>
      <text:p text:style-name="P40"><text:span text:style-name="T22">As a user of this website, you want to be able to share your carbon footprint </text:span><text:span text:style-name="T44">to others</text:span><text:span text:style-name="T22">. </text:span><text:span text:style-name="T27">Y</text:span><text:span text:style-name="T22">ou should be able to convince other people that they should use this website. </text:span><text:span text:style-name="T43">It is the systems job to co-operate with the user to produce the best outcome.</text:span></text:p>
      <text:p text:style-name="P39"/>
      <text:p text:style-name="P47">Part <text:span text:style-name="T17">2</text:span> :</text:p>
      <text:p text:style-name="P41">Personas and Requirements</text:p>
      <text:p text:style-name="P31"/>
      <text:h text:style-name="P52" text:outline-level="2">Overview</text:h>
      <text:p text:style-name="P49"><text:span text:style-name="T56">I</text:span><text:span text:style-name="T57">n Assignment 2 I have updated my personas to have system requirements as well as adpated them to </text:span><text:span text:style-name="T58">include goals relative to the carbon calculator </text:span><text:span text:style-name="T61">website</text:span><text:span text:style-name="T56">. </text:span><text:span text:style-name="T62">This section of the report has been fully re-done as I wasnt focusing on the system as much as needed.</text:span></text:p>
      <text:p text:style-name="P79"/>
      <text:p text:style-name="P24">Creating the personas:</text:p>
      <text:p text:style-name="P17"><text:span text:style-name="T22">This lead me on to persona creation to give a better wider overall representation of the summarised User Groups who would access the Carbon Calculator Website. In creation of my personas, User Modelling techniques, including Abstract Representation 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23">Andrew</text:span><text:span text:style-name="T22"> and </text:span><text:span text:style-name="T23">Margaret</text:span><text:span text:style-name="T22"> as individuals. </text:span></text:p>
      <text:p text:style-name="P17"/>
      <text:p text:style-name="P18">My first persona <text:span text:style-name="T1">Awesome Andrew</text:span> was created in the light of students and the younger demographic. Andrew follows the persona of a impatient user who is easily frustrated with complicated functions and <text:span text:style-name="T107">system response</text:span>. <text:span text:style-name="T5">Because of his field of study, he expects high standards from global websites like the Carbon Calculator.</text:span></text:p>
      <text:p text:style-name="P18"/>
      <text:p text:style-name="P45"><text:span text:style-name="T9">My second persona </text:span><text:span text:style-name="T4">Modest Margaret</text:span><text:span text:style-name="T9"> was created in the light of older, mature audiences who </text:span><text:span text:style-name="T10">are</text:span><text:span text:style-name="T9"> interested in sustain</text:span><text:span text:style-name="T11">ability and a green future for their children</text:span><text:span text:style-name="T9">. Unlike Andrew, she is patient and does</text:span><text:span text:style-name="T12">n’</text:span><text:span text:style-name="T9">t get as easily frustrated because of her </text:span><text:span text:style-name="T13">maturity and patience as a mother</text:span><text:span text:style-name="T9">. Although this is the case, she can find it hard to navigate thro</text:span><text:span text:style-name="T13">ugh</text:span><text:span text:style-name="T9"> some websites and needs help from other family members. </text:span></text:p>
      <text:p text:style-name="P42"/>
      <text:p text:style-name="P76"><text:span text:style-name="T90">From these individuals I have created </text:span><text:a xlink:type="simple" xlink:href="https://github.com/Kayskip/Wireframing-and-Design-Report/tree/master/Use-Case-Diagrams" text:style-name="Internet_20_link" text:visited-style-name="Visited_20_Internet_20_Link"><text:span text:style-name="T95">Essential Use Case Diagrams</text:span></text:a><text:span text:style-name="T90"> </text:span><text:span text:style-name="T97">in Assignment 1 </text:span><text:span text:style-name="T90">to better represent the user </text:span><text:span text:style-name="T95">navigation</text:span><text:span text:style-name="T90"> of these individuals </text:span><text:span text:style-name="T91">on the website</text:span><text:span text:style-name="T90">. </text:span><text:span text:style-name="T96">For Assignment 2 I will be using long style sceanarios instead. </text:span><text:span text:style-name="T90">These will be prioritised with the </text:span><text:span text:style-name="T92">C</text:span><text:span text:style-name="T90">alculation </text:span><text:span text:style-name="T92">of </text:span><text:span text:style-name="T98">C</text:span><text:span text:style-name="T92">arbon emissions </text:span><text:span text:style-name="T90">being more important than the </text:span><text:span text:style-name="T93">storage and loading of data sets</text:span><text:span text:style-name="T90">, as </text:span><text:span text:style-name="T94">calculation takes instant priority over the storage of your recent emissions</text:span><text:span text:style-name="T90">. </text:span><text:span text:style-name="T99">I have restricted it to these </text:span><text:span text:style-name="T100">4</text:span><text:span text:style-name="T99"> scenarios based on how important they are to the design process and system requirements. </text:span></text:p>
      <text:p text:style-name="P21"/>
      <text:p text:style-name="P72">Heirachy</text:p>
      <text:p text:style-name="P21">1) Calculate CO2e Emissions for Public Transport</text:p>
      <text:p text:style-name="P21">2) <text:span text:style-name="T109">Store and load data sets</text:span></text:p>
      <text:p text:style-name="P73"><text:soft-page-break/></text:p>
      <text:p text:style-name="P78">Update the scenarios you think are the most important to the design process, and that together give a good coverage of the requirements for the system,</text:p>
      <text:p text:style-name="Standard"><text:span text:style-name="T101">Persona 1</text:span><text:span text:style-name="T102"> : </text:span><text:a xlink:type="simple" xlink:href="https://github.com/Kayskip/Wireframing-and-Design-Report/blob/master/Personas/Awesome%20Andrew.pdf" text:style-name="Internet_20_link" text:visited-style-name="Visited_20_Internet_20_Link"><text:span text:style-name="T102">Awesome Andrew</text:span></text:a></text:p>
      <text:p text:style-name="Standard"/>
      <text:p text:style-name="P44"><text:span text:style-name="T50">S</text:span>ystem Requirements for Awesome Andrew <text:span text:style-name="T111">(Andrews Perspective)</text:span>:</text:p>
      <text:p text:style-name="P82"><text:span text:style-name="T110">As a Computer Science Major I can easily identify poor System Design and expect navigation, flow and aesthetics to be up to standard. My expectations of the calculators are very high and I expect the system to return accurate results when I use it. I am using this website to compare my weekly CO2e emissions, hoping to change how I transport myself to University each day. If the system can not forfill field efficiently, my main goal of changing to an eco-friendly car may not be satified. I am likely to change websites if the website does not support weekly updates and comparisons.</text:span></text:p>
      <text:p text:style-name="P43"/>
      <text:p text:style-name="P36"><text:span text:style-name="T55">Persona 2 : </text:span><text:a xlink:type="simple" xlink:href="https://raw.githubusercontent.com/Kayskip/SWEN303_ASSIGNMENT_1/master/margaret.png" text:style-name="Internet_20_link" text:visited-style-name="Visited_20_Internet_20_Link"><text:span text:style-name="T114">Modest Margaret</text:span></text:a></text:p>
      <text:p text:style-name="P32"/>
      <text:p text:style-name="P80"><text:span text:style-name="T2">S</text:span><text:span text:style-name="T1">ystem Requirements for </text:span><text:span text:style-name="T3">Modest</text:span><text:span text:style-name="T1"> </text:span><text:span text:style-name="T3">Margaret</text:span>:</text:p>
      <text:p text:style-name="P81">I expect </text:p>
      <text:p text:style-name="P81"/>
      <text:h text:style-name="P91" text:outline-level="3">Scenarios <text:span text:style-name="T116">(Long Style)</text:span></text:h>
      <text:p text:style-name="P25"><text:span text:style-name="T20">Scenario 1: </text:span>Calculating your <text:span text:style-name="T113">public transport </text:span>footprint:</text:p>
      <text:p text:style-name="P69"><text:span text:style-name="T23">Andrew</text:span><text:span text:style-name="T22"> is trying to calculate his effect on the environment when using public transport. First, Andrew loads the website and </text:span><text:span text:style-name="T45">navigates to</text:span><text:span text:style-name="T22"> the public transport calculator </text:span><text:span text:style-name="T45">tab</text:span><text:span text:style-name="T22">. </text:span><text:span text:style-name="T46">Andrew enters his information into the systems input and calculates his usuage. </text:span><text:span text:style-name="T47">Andrew saves his results on his profile so he can compare his results for next week. </text:span></text:p>
      <text:p text:style-name="P64"/>
      <text:p text:style-name="P48"><text:a xlink:type="simple" xlink:href="https://raw.githubusercontent.com/Kayskip/Wireframing-and-Design-Report/master/Scenearios/Public%20Transport.png" text:style-name="Internet_20_link" text:visited-style-name="Visited_20_Internet_20_Link"><text:span text:style-name="T115">Image of Public Transport tab</text:span></text:a></text:p>
      <text:p text:style-name="P84"/>
      <text:p text:style-name="P66"><text:span text:style-name="T21">S</text:span>cenario <text:span text:style-name="T53">2: Store and Load Data Sets</text:span>:</text:p>
      <text:p text:style-name="P67">Margaret <text:span text:style-name="T6">is trying to store her weekly CO2e emission savings each week. </text:span><text:span text:style-name="T14">First, she navigates to the login page to sign in. </text:span><text:span text:style-name="T15">After the systems authenticates her sign in, she then navigates to the </text:span><text:span text:style-name="T16">household calculator and enters her information.</text:span></text:p>
      <text:p text:style-name="P65"/>
      <text:p text:style-name="P51"><text:a xlink:type="simple" xlink:href="https://raw.githubusercontent.com/Kayskip/Wireframing-and-Design-Report/master/Scenearios/Home%20Page.png" text:style-name="Internet_20_link" text:visited-style-name="Visited_20_Internet_20_Link"><text:span text:style-name="T112">Image of Home page </text:span></text:a></text:p>
      <text:p text:style-name="P33"/>
      <text:p text:style-name="P26"><text:span text:style-name="T21">S</text:span>cenario <text:span text:style-name="T54">3: </text:span>Signing up to the website:</text:p>
      <text:p text:style-name="P19"><text:span text:style-name="T23">Margaret</text:span><text:span text:style-name="T22"> is trying to sign up for the Carbon Calculator website so she can record her CO2e emissions over a period of time. She locates the sign in button after small amounts of frustration but gets confused when going to create the account. After clicking on the create account button the website throws an error, telling her she hasn't entered her email correctly. What she doesn't realise is that the Sign Up and Login page are conjoined and after entering her details she must ignore the automatic response of clicking the green button next to her information. She must navigate to the lower right side of the screen and click the create account button after entering her information, or another error will be thrown.</text:span></text:p>
      <text:p text:style-name="P71"/>
      <text:p text:style-name="P27"/>
      <text:p text:style-name="P48"><text:a xlink:type="simple" xlink:href="https://raw.githubusercontent.com/Kayskip/Wireframing-and-Design-Report/master/Scenearios/Log%20In%20and%20Sign%20Up.png" text:style-name="Internet_20_link" text:visited-style-name="Visited_20_Internet_20_Link"><text:span text:style-name="T68">Image of Login/Sign Up page</text:span></text:a></text:p>
      <text:p text:style-name="P35"/>
      <text:p text:style-name="P35"/>
      <text:p text:style-name="P35"/>
      <text:p text:style-name="P46"><text:soft-page-break/>Part <text:span text:style-name="T18">3</text:span> :</text:p>
      <text:p text:style-name="P20"/>
      <text:p text:style-name="P74"><text:span text:style-name="T89">Link to the interactive Balsamiq wireframe : </text:span><text:span text:style-name="T63"><text:s/></text:span><text:a xlink:type="simple" xlink:href="https://balsamiq.cloud/slob8q1/pe7bvw3/r2278?f=N4IgUiBcCMA0IDkpxAYWfAMhkAhHAsjgFo4DSUA2gLoC%2BQA%3D" text:style-name="Internet_20_link" text:visited-style-name="Visited_20_Internet_20_Link"><text:span text:style-name="T64">SWEN303 A2 </text:span></text:a></text:p>
      <text:p text:style-name="P75"><text:span text:style-name="T66">Link to : </text:span><text:a xlink:type="simple" xlink:href="https://raw.githubusercontent.com/Kayskip/Wireframing-and-Design-Report/master/Balsamiq%20Images/Storyboard.png" text:style-name="Internet_20_link" text:visited-style-name="Visited_20_Internet_20_Link"><text:span text:style-name="T65">Storyboard</text:span></text:a></text:p>
      <text:h text:style-name="P60" text:outline-level="3">Design</text:h>
      <text:p text:style-name="P4"><text:span text:style-name="T74">1) Awesome Andrew</text:span> – Calculating <text:span text:style-name="T75">his</text:span> carbon <text:span text:style-name="T75">transport </text:span>footprint:</text:p>
      <text:p text:style-name="P9">When the user first loads the website they are presented with the home screen, the main page for calculations. <text:span text:style-name="T108">When users want to access a website for calculations, the sensible option would be to directly load the calculations page first. The activity on this page is centered around the middle where the options are located. With some partial activity around other tabs as users may want to login or read information.</text:span></text:p>
      <text:p text:style-name="P9"/>
      <text:p text:style-name="P5">Navigation of this wireframed website is more efficient for <text:span text:style-name="T71">Andrew</text:span> as <text:span text:style-name="T72">he</text:span> can understand and follow basic links <text:span text:style-name="T79">likes</text:span> <text:span text:style-name="T76">selecting the transport tab</text:span>. If we have a look at the wireframe, we can see <text:span text:style-name="T51">that he is is not shown his weekly saving on emissions before entering his information. If this information was not entered for the week, he would be more inclined to calculate his impact on the enviroment as we give him a simple system of comparing previous results. Turning the original boring interface into a more interactive website for its users. This attracts new and old users to the website, regardless if they have already established their CO2e emission savings.</text:span></text:p>
      <text:p text:style-name="P10"/>
      <text:p text:style-name="P5"/>
      <text:p text:style-name="P2">The design must include the visual components related to what the user first encounters when using the system. The main activity of the user must be shown within the layout suggestions.</text:p>
      <text:p text:style-name="P5"/>
      <text:p text:style-name="P5"/>
      <text:p text:style-name="P7">After entering the required fields and units, Andrew <text:span text:style-name="T77">can</text:span> calculate is CO2e emissions. <text:span text:style-name="T78">From this he will get updated information telling him how he compares to the rest of New Zealand and his overall CO2e released for transport weekly (In the picture below). From this, he has a more accurate result because of the better unit measurement and is more inclined to compete against the rest of his country. </text:span></text:p>
      <text:p text:style-name="P8"/>
      <text:p text:style-name="P5"/>
      <text:p text:style-name="P3"><text:span text:style-name="T73">Modest Margaret</text:span> – <text:span text:style-name="T52">Sign in to the website</text:span>:</text:p>
      <text:p text:style-name="P6">Navigation </text:p>
      <text:p text:style-name="P3"/>
      <text:p text:style-name="P83"/>
      <text:p text:style-name="P34">Part <text:span text:style-name="T70">4</text:span> :</text:p>
      <text:h text:style-name="P63" text:outline-level="2"><text:bookmark text:name="Reflection_40_602_page_per_member_41"/>Reflection</text:h>
      <text:h text:style-name="P61" text:outline-level="3"><text:bookmark text:name="Persona_Reflection_40_601_page_per_member_41"/>Persona Reflection</text:h>
      <text:p text:style-name="P55">From persona generation I have learnt many techniques which helped me empathise and understand User Groups in more detail. During this process, I was able to create individuals Margaret and Andrew, this was done through User Abstract Representation. I extracted characteristics and attributes that apply to certain groups and narrowed down specific elements that make these user groups. I then summarised these into 2 advanced selective groups to then be transformed to my personas.</text:p>
      <text:p text:style-name="P58"><text:soft-page-break/>This is where I created behavioural variables of my personas to further represent how they would act in certain situations later (Scenarios) . In creation of this I conducted user research before refining and condensing them into a individual persona. Through this technique I have learnt to care for all users of different demographics, ethnicities and cultures. This ties into on the worldwide orientation of the website and how it should apply simple functions like currency conversion for its users. I was able to empathise with users and their issues with UI Design through my created personas. This was because of the differences in characteristics and attributes of my personas. To conclude, these techniques were necessary for development and creation of my abstract personas. I was able to target certain groups more precisely through these techniques and was able to empathise and understand frustrations of users faced with different UI Designs.</text:p>
      <text:p text:style-name="P54"/>
      <text:h text:style-name="P59" text:outline-level="3"><text:bookmark text:name="Scenario_Reflection_40_601_page_per_member_41"/>Scenario Reflection</text:h>
      <text:p text:style-name="P56">For creating my scenarios, I took the main operations of the website and made scenarios that implemented my personas in them. I learnt how other users may access or struggle with some website designs. I understood and analysed small details that could throw users off as well as keep users interested in your website. From the essential use cases I created I had to learn how these scenarios would portray on both the User side and the System side. The UML diagram also gave a better visual representation of the user flow alongside this system. Throughout the scenario section I used context scenarios to better represent the differences between my personas and how they access the website. This relates to the primary and secondary design requirements that I implemented as part of my scenarios to further relate to my personas. In conclusion of my scenario reflection I made assumptions of how users would act based off my personas. I also extracted key problems that many users would face on the website (including myself) and conducted the scenario with this problem. This allowed me to understand and think about the UI Design of the website in a different light by acting how my persona would approach these complications on the website.</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4-12T14:01:45.288750291</dc:date>
    <meta:editing-duration>P4DT45M31S</meta:editing-duration>
    <meta:editing-cycles>955</meta:editing-cycles>
    <meta:generator>LibreOffice/6.0.7.3$Linux_X86_64 LibreOffice_project/00m0$Build-3</meta:generator>
    <meta:document-statistic meta:table-count="0" meta:image-count="0" meta:object-count="0" meta:page-count="5" meta:paragraph-count="66" meta:word-count="2148" meta:character-count="13050" meta:non-whitespace-character-count="10958"/>
  </office:meta>
</office:document-meta>
</file>